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4.75cm" fo:min-width="4.25cm"/>
      <style:paragraph-properties style:writing-mode="lr-tb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5.5cm" fo:min-width="4.5cm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4.25cm" fo:min-width="7.5cm"/>
      <style:paragraph-properties style:writing-mode="lr-tb"/>
    </style:style>
    <style:style style:name="gr4" style:family="graphic" style:parent-style-name="standard">
      <style:graphic-properties draw:fill-color="#81d41a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9.25cm" fo:min-width="17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cm" fo:min-width="2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2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Pontas_20_das_20_setas_20_15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Pontas_20_das_20_setas_20_17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cm" fo:min-width="3cm"/>
      <style:paragraph-properties style:writing-mode="lr-tb"/>
    </style:style>
    <style:style style:name="gr26" style:family="graphic" style:parent-style-name="objectwithoutfill">
      <style:graphic-properties svg:stroke-color="#ff0000" draw:marker-end="Pontas_20_das_20_setas_20_19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28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9" style:family="graphic" style:parent-style-name="objectwithoutfill">
      <style:graphic-properties svg:stroke-color="#ff0000" draw:marker-end="Pontas_20_das_20_setas_20_20" draw:marker-end-width="0.3cm" draw:fill="none" draw:textarea-vertical-align="middle"/>
    </style:style>
    <style:style style:name="P1" style:family="paragraph">
      <loext:graphic-properties draw:fill-color="#ffb66c"/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75cm" svg:height="5cm" svg:x="15.2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75cm" svg:x="1.45cm" svg:y="2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4.5cm" svg:x="11.75cm" svg:y="23.75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3.978cm" svg:height="10.999cm" draw:transform="skewX (-0.00680678408277789) rotate (-0.0068067840827786) translate (1.75062140466662cm 11.4302461793138cm)" svg:viewBox="0 0 13979 11000" draw:points="0,2 11483,0 11458,4750 13979,4750 13979,11000 0,10999">
          <text:p/>
        </draw:polygon>
        <draw:custom-shape draw:style-name="gr5" draw:text-style-name="P3" draw:layer="layout" svg:width="17.75cm" svg:height="9.5cm" svg:x="1.75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.5cm" svg:height="2.5cm" svg:x="2.6cm" svg:y="2.5cm">
          <text:p text:style-name="P4">APP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3.25cm" svg:height="2.75cm" svg:x="2.75cm" svg:y="6.5cm">
          <text:p text:style-name="P4">LIB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3.75cm" svg:height="3cm" svg:x="2.5cm" svg:y="12.25cm">
          <text:p text:style-name="P4">SERVIÇO</text:p>
          <text:p text:style-name="P4">TEF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3cm" svg:height="3.25cm" svg:x="2.5cm" svg:y="18.5cm">
          <text:p text:style-name="P4">LIB</text:p>
          <text:p text:style-name="P4">MODULO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3cm" svg:height="2.25cm" svg:x="15.25cm" svg:y="2.75cm">
          <text:p text:style-name="P4">PIN PAD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3cm" svg:height="3.5cm" svg:x="9cm" svg:y="6cm">
          <text:p text:style-name="P4">LIB</text:p>
          <text:p text:style-name="P4">PIN PAD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4.35cm" svg:y1="5cm" svg:x2="4.375cm" svg:y2="6.5cm" draw:start-shape="id1" draw:start-glue-point="2" draw:end-shape="id2" draw:end-glue-point="0" svg:d="M4350 5000v750h25v750" svg:viewBox="0 0 26 1501">
          <text:p/>
        </draw:connector>
        <draw:connector draw:style-name="gr13" draw:text-style-name="P5" draw:layer="layout" svg:x1="4.375cm" svg:y1="15.25cm" svg:x2="4cm" svg:y2="18.5cm" draw:start-shape="id3" draw:start-glue-point="2" draw:end-shape="id4" draw:end-glue-point="0" svg:d="M4375 15250v1625h-375v1625" svg:viewBox="0 0 376 3251">
          <text:p/>
        </draw:connector>
        <draw:connector draw:style-name="gr14" draw:text-style-name="P5" draw:layer="layout" svg:x1="4cm" svg:y1="21.75cm" svg:x2="4cm" svg:y2="23.25cm" draw:start-shape="id4" draw:start-glue-point="2" draw:end-shape="id5" draw:end-glue-point="0" svg:d="M4000 21750v1500" svg:viewBox="0 0 1 1501">
          <text:p/>
        </draw:connector>
        <draw:connector draw:style-name="gr15" draw:text-style-name="P5" draw:layer="layout" svg:x1="4.375cm" svg:y1="9.25cm" svg:x2="4.375cm" svg:y2="12.25cm" draw:start-shape="id2" draw:start-glue-point="2" draw:end-shape="id3" draw:end-glue-point="0" svg:d="M4375 9250v3000" svg:viewBox="0 0 1 3001">
          <text:p/>
        </draw:connector>
        <draw:connector draw:style-name="gr16" draw:text-style-name="P5" draw:layer="layout" svg:x1="16.625cm" svg:y1="7.75cm" svg:x2="16.75cm" svg:y2="5cm" draw:start-shape="id6" draw:start-glue-point="0" draw:end-shape="id7" draw:end-glue-point="2" svg:d="M16625 7750v-1375h125v-1375" svg:viewBox="0 0 126 2751">
          <text:p/>
        </draw:connector>
        <draw:connector draw:style-name="gr17" draw:text-style-name="P5" draw:layer="layout" svg:x1="6cm" svg:y1="7.875cm" svg:x2="9cm" svg:y2="7.75cm" draw:start-shape="id2" draw:start-glue-point="1" draw:end-shape="id8" draw:end-glue-point="3" svg:d="M6000 7875h1500v-125h1500" svg:viewBox="0 0 3001 126">
          <text:p/>
        </draw:connector>
        <draw:custom-shape draw:style-name="gr18" draw:text-style-name="P4" xml:id="id17" draw:id="id17" draw:layer="layout" svg:width="4.5cm" svg:height="1.75cm" svg:x="1.75cm" svg:y="26.5cm">
          <text:p text:style-name="P4">OPERADORA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4.75cm" svg:height="2cm" svg:x="14.25cm" svg:y="7.75cm">
          <text:p text:style-name="P4">LIB</text:p>
          <text:p text:style-name="P4">FABRICANTE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2cm" svg:y1="7.75cm" svg:x2="14.25cm" svg:y2="8.75cm" draw:start-shape="id8" draw:start-glue-point="1" draw:end-shape="id6" draw:end-glue-point="3" svg:d="M12000 7750h1125v1000h1125" svg:viewBox="0 0 2251 1001">
          <text:p/>
        </draw:connector>
        <draw:custom-shape draw:style-name="gr20" draw:text-style-name="P4" xml:id="id9" draw:id="id9" draw:layer="layout" svg:width="3cm" svg:height="2cm" svg:x="7.75cm" svg:y="12.75cm">
          <text:p text:style-name="P4">LIB</text:p>
          <text:p text:style-name="P4">KEY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6.25cm" svg:y1="13.75cm" svg:x2="7.75cm" svg:y2="13.75cm" draw:start-shape="id3" draw:start-glue-point="1" draw:end-shape="id9" draw:end-glue-point="3" svg:d="M6250 13750h1500" svg:viewBox="0 0 1501 1">
          <text:p/>
        </draw:connector>
        <draw:custom-shape draw:style-name="gr9" draw:text-style-name="P4" xml:id="id10" draw:id="id10" draw:layer="layout" svg:width="3cm" svg:height="3.25cm" svg:x="6.25cm" svg:y="18.5cm">
          <text:p text:style-name="P4">LIB</text:p>
          <text:p text:style-name="P4">MODULO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1" draw:text-style-name="P4" xml:id="id11" draw:id="id11" draw:layer="layout" svg:width="4.75cm" svg:height="3.25cm" svg:x="10.5cm" svg:y="18.5cm">
          <text:p text:style-name="P4">LIB</text:p>
          <text:p text:style-name="P4">MODULO</text:p>
          <text:p text:style-name="P4">FRENTE</text:p>
          <text:p text:style-name="P4">CAIXA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2.119cm" svg:height="0.962cm" svg:x="9.881cm" svg:y="2cm">
          <draw:text-box>
            <text:p>Caixa</text:p>
          </draw:text-box>
        </draw:frame>
        <draw:frame draw:style-name="gr23" draw:text-style-name="P6" draw:layer="layout" svg:width="5.599cm" svg:height="0.962cm" svg:x="7.651cm" svg:y="11.538cm">
          <draw:text-box>
            <text:p>Servidor Open Tef</text:p>
          </draw:text-box>
        </draw:frame>
        <draw:custom-shape draw:style-name="gr24" draw:text-style-name="P4" xml:id="id12" draw:id="id12" draw:layer="layout" svg:width="4.5cm" svg:height="3.25cm" svg:x="6.85cm" svg:y="24.75cm">
          <text:p text:style-name="P4">OPERADORA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5" draw:text-style-name="P4" xml:id="id13" draw:id="id13" draw:layer="layout" svg:width="3.5cm" svg:height="3.25cm" svg:x="12cm" svg:y="24.75cm">
          <text:p text:style-name="P4">SISTEMA </text:p>
          <text:p text:style-name="P4">FRENTE </text:p>
          <text:p text:style-name="P4">CAIXA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375cm" svg:y1="15.25cm" svg:x2="7.75cm" svg:y2="18.5cm" draw:start-shape="id3" draw:start-glue-point="2" draw:end-shape="id10" draw:end-glue-point="0" svg:d="M4375 15250v1625h3375v1625" svg:viewBox="0 0 3376 3251">
          <text:p/>
        </draw:connector>
        <draw:connector draw:style-name="gr13" draw:text-style-name="P5" draw:layer="layout" svg:x1="4.375cm" svg:y1="15.25cm" svg:x2="12.875cm" svg:y2="18.5cm" draw:start-shape="id3" draw:start-glue-point="2" draw:end-shape="id11" draw:end-glue-point="0" svg:d="M4375 15250v1625h8500v1625" svg:viewBox="0 0 8501 3251">
          <text:p/>
        </draw:connector>
        <draw:connector draw:style-name="gr14" draw:text-style-name="P5" draw:layer="layout" draw:line-skew="0.5cm" svg:x1="7.75cm" svg:y1="21.75cm" svg:x2="9.1cm" svg:y2="24.75cm" draw:start-shape="id10" draw:start-glue-point="2" draw:end-shape="id12" draw:end-glue-point="0" svg:d="M7750 21750v2000h1350v1000" svg:viewBox="0 0 1351 3001">
          <text:p/>
        </draw:connector>
        <draw:connector draw:style-name="gr14" draw:text-style-name="P5" draw:layer="layout" draw:line-skew="0.25cm" svg:x1="12.875cm" svg:y1="21.75cm" svg:x2="13.75cm" svg:y2="24.75cm" draw:start-shape="id11" draw:start-glue-point="2" draw:end-shape="id13" draw:end-glue-point="0" svg:d="M12875 21750v1750h875v1250" svg:viewBox="0 0 876 3001">
          <text:p/>
        </draw:connector>
        <draw:custom-shape draw:style-name="gr20" draw:text-style-name="P4" xml:id="id14" draw:id="id14" draw:layer="layout" svg:width="3cm" svg:height="2cm" svg:x="16.5cm" svg:y="11.25cm">
          <text:p text:style-name="P4">LIB</text:p>
          <text:p text:style-name="P4">CON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line-skew="2.625cm 4.001cm" svg:x1="16.5cm" svg:y1="12.25cm" svg:x2="2.5cm" svg:y2="13.75cm" draw:start-shape="id14" draw:start-glue-point="3" draw:end-shape="id3" draw:end-glue-point="3" svg:d="M16500 12250h-2500v3500h-12001v-2000h501" svg:viewBox="0 0 14502 3501">
          <text:p/>
        </draw:connector>
        <draw:custom-shape draw:style-name="gr27" draw:text-style-name="P4" xml:id="id15" draw:id="id15" draw:layer="layout" svg:width="3.75cm" svg:height="2cm" svg:x="16.1cm" svg:y="13.85cm">
          <text:p text:style-name="P4">APP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975cm" svg:y1="13.85cm" svg:x2="18cm" svg:y2="13.25cm" draw:start-shape="id15" draw:start-glue-point="0" draw:end-shape="id14" draw:end-glue-point="2" svg:d="M17975 13850v-300h25v-300" svg:viewBox="0 0 26 601">
          <text:p/>
        </draw:connector>
        <draw:custom-shape draw:style-name="gr20" draw:text-style-name="P4" xml:id="id16" draw:id="id16" draw:layer="layout" svg:width="3cm" svg:height="2cm" svg:x="16.25cm" svg:y="26cm">
          <text:p text:style-name="P4">LIB</text:p>
          <text:p text:style-name="P4">CON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15.5cm" svg:y1="26.375cm" svg:x2="16.25cm" svg:y2="27cm" draw:start-shape="id13" draw:start-glue-point="1" draw:end-shape="id16" draw:end-glue-point="3" svg:d="M15500 26375h375v625h375" svg:viewBox="0 0 751 626">
          <text:p/>
        </draw:connector>
        <draw:connector draw:style-name="gr29" draw:text-style-name="P5" draw:layer="layout" draw:line-skew="-2.875cm -1.499cm" svg:x1="17.75cm" svg:y1="26cm" svg:x2="2.5cm" svg:y2="13.75cm" draw:start-shape="id16" draw:start-glue-point="0" draw:end-shape="id3" draw:end-glue-point="3" svg:d="M17750 26000v-8250h-17250v-4000h2000" svg:viewBox="0 0 17251 12251">
          <text:p/>
        </draw:connector>
        <draw:custom-shape draw:style-name="gr20" draw:text-style-name="P4" xml:id="id5" draw:id="id5" draw:layer="layout" svg:width="3cm" svg:height="2cm" svg:x="2.5cm" svg:y="23.25cm">
          <text:p text:style-name="P4">LIB</text:p>
          <text:p text:style-name="P4">CONEC</text:p>
          <draw:enhanced-geometry svg:viewBox="0 0 21600 21600" draw:type="rectangle" draw:enhanced-path="M 0 0 L 21600 0 21600 21600 0 21600 0 0 Z N"/>
        </draw:custom-shape>
        <draw:connector draw:style-name="gr17" draw:text-style-name="P5" xml:id="id18" draw:id="id18" draw:layer="layout" svg:x1="4cm" svg:y1="25.25cm" svg:x2="4cm" svg:y2="25.25cm" draw:start-shape="id5" draw:start-glue-point="2" draw:end-shape="id5" draw:end-glue-point="2" svg:d="M4000 25250z" svg:viewBox="0 0 1 1">
          <text:p/>
        </draw:connector>
        <draw:connector draw:style-name="gr17" draw:text-style-name="P5" draw:layer="layout" svg:x1="4cm" svg:y1="26.5cm" svg:x2="4cm" svg:y2="25.25cm" draw:start-shape="id17" draw:start-glue-point="0" draw:end-shape="id18" draw:end-glue-point="0" svg:d="M4000 26500v-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2:06:13.058000000</meta:creation-date>
    <dc:date>2022-03-31T18:06:38.136000000</dc:date>
    <meta:editing-duration>PT3H26M</meta:editing-duration>
    <meta:editing-cycles>12</meta:editing-cycles>
    <meta:generator>LibreOffice/7.0.6.2$Windows_X86_64 LibreOffice_project/144abb84a525d8e30c9dbbefa69cbbf2d8d4ae3b</meta:generator>
    <meta:document-statistic meta:object-count="42"/>
  </office:meta>
</office:document-meta>
</file>